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textarea-vertical-align="middle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1"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style:font-name="Open Sans1" fo:font-size="24pt" style:font-size-asian="24pt" style:font-size-complex="24pt"/>
    </style:style>
    <style:style style:name="P4" style:family="paragraph">
      <loext:graphic-properties draw:fill-color="#ffffff"/>
    </style:style>
    <style:style style:name="T1" style:family="text">
      <style:text-properties style:font-name="Open Sans1" fo:font-size="24pt" style:font-size-asian="24pt" style:font-size-complex="24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&lt;Witziger Titel&gt;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<text:span text:style-name="T1">Frederik Wille &lt;3wille@informatik.uni-hamburg.de&gt;</text:span></text:p>
            <text:p text:style-name="P2"><text:span text:style-name="T1">Alex Timmermann &lt;3timmerm@informatik.uni-hamburg.de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ynopsi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ffiziente Verteilung von Passagieren auf Flüge und Plätze</text:p>
                <text:list>
                  <text:list-item>
                    <text:p>Fluggäste geben kein genaues Abflugdatum an, sondern Präferenzen (morgens/mittags/abends)</text:p>
                  </text:list-item>
                </text:list>
              </text:list-item>
              <text:list-item>
                <text:p>Clusterung von zusammengehörenden Gruppen</text:p>
              </text:list-item>
              <text:list-item>
                <text:p>Einteilung in verschiedene Klassen (1<text:span text:style-name="T2">st</text:span>, Business, Economy…)</text:p>
              </text:list-item>
              <text:list-item>
                <text:p>Präferenzen Gang/Fenster/Mit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ösungsansatz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b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Zeit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Zwei Prototypen/Beta-Versionen zu den jeweiligen Statustreffen</text:p>
              </text:list-item>
              <text:list-item>
                <text:p>Zum 1. Treffen</text:p>
                <text:list>
                  <text:list-item>
                    <text:p>grundlegender Algorithmus mit Basis-Implementation</text:p>
                  </text:list-item>
                </text:list>
              </text:list-item>
              <text:list-item>
                <text:p>Zum 2. Treffen</text:p>
                <text:list>
                  <text:list-item>
                    <text:p>Effizientere Version, grundlegend parallelisiert</text:p>
                  </text:list-item>
                </text:list>
              </text:list-item>
              <text:list-item>
                <text:p>Zum Praktikumsabschluss </text:p>
                <text:list>
                  <text:list-item>
                    <text:p>Fertiggestellte Implementation, final optim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rallelisierungsschem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ten-Aufteilung:</text:p>
                <text:list>
                  <text:list-item>
                    <text:p>nach Passagierklasse</text:p>
                  </text:list-item>
                  <text:list-item>
                    <text:p>nach zusammengehörenden Gruppen</text:p>
                  </text:list-item>
                  <text:list-item>
                    <text:p>nach Flugziel</text:p>
                  </text:list-item>
                  <text:list-item>
                    <text:p>nach Abflugpräfe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 text:style-name="MP10"><text:page-number>&lt;number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6:46:42.553243621</meta:creation-date>
    <dc:date>2015-06-02T17:32:24.914045835</dc:date>
    <meta:editing-duration>PT14M46S</meta:editing-duration>
    <meta:editing-cycles>1</meta:editing-cycles>
    <meta:document-statistic meta:object-count="54"/>
    <meta:generator>LibreOffice/4.4.3.2$Linux_X86_64 LibreOffice_project/40m0$Build-2</meta:generator>
  </office:meta>
</office:document-meta>
</file>